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96801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.36" calcext:value-type="float">
            <text:p>208.36</text:p>
          </table:table-cell>
          <table:table-cell office:value-type="float" office:value="48.4" calcext:value-type="float">
            <text:p>48.4</text:p>
          </table:table-cell>
          <table:table-cell office:value-type="float" office:value="163.02" calcext:value-type="float">
            <text:p>163.02</text:p>
          </table:table-cell>
          <table:table-cell office:value-type="string" calcext:value-type="string">
            <text:p>633 kWh</text:p>
          </table:table-cell>
          <table:table-cell office:value-type="float" office:value="4982.66" calcext:value-type="float">
            <text:p>4982.66</text:p>
          </table:table-cell>
          <table:table-cell office:value-type="string" calcext:value-type="string">
            <text:p>14-01-2017</text:p>
          </table:table-cell>
          <table:table-cell office:value-type="string" calcext:value-type="string">
            <text:p>11-02-2017</text:p>
          </table:table-cell>
          <table:table-cell office:value-type="float" office:value="348.8" calcext:value-type="float">
            <text:p>348.8</text:p>
          </table:table-cell>
          <table:table-cell office:value-type="float" office:value="53.54" calcext:value-type="float">
            <text:p>53.5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5804.98" calcext:value-type="float">
            <text:p>5804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8" calcext:value-type="float">
            <text:p>207.58</text:p>
          </table:table-cell>
          <table:table-cell office:value-type="float" office:value="45.54" calcext:value-type="float">
            <text:p>45.54</text:p>
          </table:table-cell>
          <table:table-cell office:value-type="float" office:value="162.41" calcext:value-type="float">
            <text:p>162.41</text:p>
          </table:table-cell>
          <table:table-cell office:value-type="string" calcext:value-type="string">
            <text:p>599 kWh</text:p>
          </table:table-cell>
          <table:table-cell office:value-type="float" office:value="4571.28" calcext:value-type="float">
            <text:p>4571.2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319.99" calcext:value-type="float">
            <text:p>319.99</text:p>
          </table:table-cell>
          <table:table-cell office:value-type="float" office:value="49.41" calcext:value-type="float">
            <text:p>49.4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5356.21" calcext:value-type="float">
            <text:p>5356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0.67" calcext:value-type="float">
            <text:p>50.6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66 kWh</text:p>
          </table:table-cell>
          <table:table-cell office:value-type="float" office:value="1717.81" calcext:value-type="float">
            <text:p>1717.8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/>
          <table:table-cell office:value-type="float" office:value="18.84" calcext:value-type="float">
            <text:p>18.8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53.64" calcext:value-type="float">
            <text:p>1953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1.08" calcext:value-type="float">
            <text:p>21.08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48 kWh</text:p>
          </table:table-cell>
          <table:table-cell office:value-type="float" office:value="2301.56" calcext:value-type="float">
            <text:p>2301.5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61.11" calcext:value-type="float">
            <text:p>161.11</text:p>
          </table:table-cell>
          <table:table-cell office:value-type="float" office:value="24.67" calcext:value-type="float">
            <text:p>24.6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674.05" calcext:value-type="float">
            <text:p>2674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95.38" calcext:value-type="float">
            <text:p>195.38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97 kWh</text:p>
          </table:table-cell>
          <table:table-cell office:value-type="float" office:value="1926.14" calcext:value-type="float">
            <text:p>1926.1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/>
          <table:table-cell office:value-type="float" office:value="20.91" calcext:value-type="float">
            <text:p>20.9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07.39" calcext:value-type="float">
            <text:p>2307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.19" calcext:value-type="float">
            <text:p>204.19</text:p>
          </table:table-cell>
          <table:table-cell office:value-type="float" office:value="7.81" calcext:value-type="float">
            <text:p>7.81</text:p>
          </table:table-cell>
          <table:table-cell office:value-type="float" office:value="159.77" calcext:value-type="float">
            <text:p>159.77</text:p>
          </table:table-cell>
          <table:table-cell office:value-type="string" calcext:value-type="string">
            <text:p>537 kWh</text:p>
          </table:table-cell>
          <table:table-cell office:value-type="float" office:value="3790.6" calcext:value-type="float">
            <text:p>3790.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65.34" calcext:value-type="float">
            <text:p>265.34</text:p>
          </table:table-cell>
          <table:table-cell office:value-type="float" office:value="41.55" calcext:value-type="float">
            <text:p>41.5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4469.26" calcext:value-type="float">
            <text:p>4469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04" calcext:value-type="float">
            <text:p>17.04</text:p>
          </table:table-cell>
          <table:table-cell office:value-type="float" office:value="279.71" calcext:value-type="float">
            <text:p>279.71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49 kWh</text:p>
          </table:table-cell>
          <table:table-cell office:value-type="float" office:value="194.38" calcext:value-type="float">
            <text:p>194.38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-3.57" calcext:value-type="float">
            <text:p>-3.57</text:p>
          </table:table-cell>
          <table:table-cell office:value-type="float" office:value="-8.61" calcext:value-type="float">
            <text:p>-8.61</text:p>
          </table:table-cell>
          <table:table-cell office:value-type="float" office:value="-102.68" calcext:value-type="float">
            <text:p>-102.68</text:p>
          </table:table-cell>
          <table:table-cell office:value-type="string" calcext:value-type="string">
            <text:p>T-0</text:p>
          </table:table-cell>
          <table:table-cell office:value-type="float" office:value="406.89" calcext:value-type="float">
            <text:p>406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75 kWh</text:p>
          </table:table-cell>
          <table:table-cell office:value-type="float" office:value="341.34" calcext:value-type="float">
            <text:p>341.3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80.28" calcext:value-type="float">
            <text:p>-180.28</text:p>
          </table:table-cell>
          <table:table-cell office:value-type="string" calcext:value-type="string">
            <text:p>T-0</text:p>
          </table:table-cell>
          <table:table-cell office:value-type="float" office:value="200.09" calcext:value-type="float">
            <text:p>20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75 kWh</text:p>
          </table:table-cell>
          <table:table-cell office:value-type="float" office:value="1716.79" calcext:value-type="float">
            <text:p>1716.7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/>
          <table:table-cell office:value-type="float" office:value="18.79" calcext:value-type="float">
            <text:p>18.7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97.85" calcext:value-type="float">
            <text:p>1897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18.22" calcext:value-type="float">
            <text:p>218.22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98 kWh</text:p>
          </table:table-cell>
          <table:table-cell office:value-type="float" office:value="1853.12" calcext:value-type="float">
            <text:p>1853.1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/>
          <table:table-cell office:value-type="float" office:value="20.16" calcext:value-type="float">
            <text:p>20.1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253.97" calcext:value-type="float">
            <text:p>2253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06.83" calcext:value-type="float">
            <text:p>206.8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62 kWh</text:p>
          </table:table-cell>
          <table:table-cell office:value-type="float" office:value="1598.73" calcext:value-type="float">
            <text:p>1598.7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/>
          <table:table-cell office:value-type="float" office:value="17.61" calcext:value-type="float">
            <text:p>17.6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84.96" calcext:value-type="float">
            <text:p>1984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98.46" calcext:value-type="float">
            <text:p>98.46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52 kWh</text:p>
          </table:table-cell>
          <table:table-cell office:value-type="float" office:value="1524.26" calcext:value-type="float">
            <text:p>1524.2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/>
          <table:table-cell office:value-type="float" office:value="16.85" calcext:value-type="float">
            <text:p>16.8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00.72" calcext:value-type="float">
            <text:p>1800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14:12.569000000</meta:creation-date>
    <dc:date>2018-03-27T10:20:41.087000000</dc:date>
    <meta:editing-duration>PT6M29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